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cur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5826925" calcext:value-type="float">
            <text:p>225826925</text:p>
          </table:table-cell>
          <table:table-cell office:value-type="float" office:value="164816588" calcext:value-type="float">
            <text:p>164816588</text:p>
          </table:table-cell>
          <table:table-cell office:value-type="float" office:value="133929044" calcext:value-type="float">
            <text:p>133929044</text:p>
          </table:table-cell>
        </table:table-row>
        <table:table-row table:style-name="ro1">
          <table:table-cell office:value-type="float" office:value="227655357" calcext:value-type="float">
            <text:p>227655357</text:p>
          </table:table-cell>
          <table:table-cell office:value-type="float" office:value="159168499" calcext:value-type="float">
            <text:p>159168499</text:p>
          </table:table-cell>
          <table:table-cell office:value-type="float" office:value="124976494" calcext:value-type="float">
            <text:p>1249764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s secur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 sympa</text:p>
          </table:table-cell>
          <table:table-cell table:style-name="ce1" office:value-type="percentage" office:value="0.5" calcext:value-type="percentage">
            <text:p>50,00 %</text:p>
          </table:table-cell>
          <table:table-cell table:style-name="ce1" office:value-type="percentage" office:value="0.8" calcext:value-type="percentage">
            <text:p>80,00 %</text:p>
          </table:table-cell>
        </table:table-row>
        <table:table-row table:style-name="ro1">
          <table:table-cell office:value-type="float" office:value="296112326" calcext:value-type="float">
            <text:p>296112326</text:p>
          </table:table-cell>
          <table:table-cell office:value-type="float" office:value="441565141" calcext:value-type="float">
            <text:p>441565141</text:p>
          </table:table-cell>
          <table:table-cell office:value-type="float" office:value="688479719" calcext:value-type="float">
            <text:p>688479719</text:p>
          </table:table-cell>
        </table:table-row>
        <table:table-row table:style-name="ro1">
          <table:table-cell office:value-type="float" office:value="307442340" calcext:value-type="float">
            <text:p>307442340</text:p>
          </table:table-cell>
          <table:table-cell office:value-type="float" office:value="407865487" calcext:value-type="float">
            <text:p>407865487</text:p>
          </table:table-cell>
          <table:table-cell office:value-type="float" office:value="523796180" calcext:value-type="float">
            <text:p>523796180</text:p>
          </table:table-cell>
        </table:table-row>
        <table:table-row table:style-name="ro1">
          <table:table-cell office:value-type="float" office:value="287082125" calcext:value-type="float">
            <text:p>287082125</text:p>
          </table:table-cell>
          <table:table-cell office:value-type="float" office:value="569025005" calcext:value-type="float">
            <text:p>569025005</text:p>
          </table:table-cell>
          <table:table-cell office:value-type="float" office:value="692667476" calcext:value-type="float">
            <text:p>692667476</text:p>
          </table:table-cell>
        </table:table-row>
        <table:table-row table:style-name="ro1">
          <table:table-cell office:value-type="float" office:value="283437681" calcext:value-type="float">
            <text:p>283437681</text:p>
          </table:table-cell>
          <table:table-cell office:value-type="float" office:value="486984889" calcext:value-type="float">
            <text:p>486984889</text:p>
          </table:table-cell>
          <table:table-cell office:value-type="float" office:value="580905304" calcext:value-type="float">
            <text:p>5809053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00-00-00</text:date>, <text:time style:data-style-name="N2" text:time-value="11:31:25.237715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1:22:04.611296396</meta:creation-date>
    <dc:date>2017-11-10T11:34:55.011455934</dc:date>
    <meta:editing-duration>PT11M9S</meta:editing-duration>
    <meta:editing-cycles>2</meta:editing-cycles>
    <meta:generator>LibreOffice/5.2.7.2$Linux_X86_64 LibreOffice_project/20$Build-2</meta:generator>
    <meta:document-statistic meta:table-count="1" meta:cell-count="26" meta:object-count="0"/>
  </office:meta>
</office:document-meta>
</file>